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81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5.2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Fusion Strike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table:style-name="Default"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 od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l art</text:p>
          </table:table-cell>
          <table:table-cell table:formula="of:=(4000/58)+(4000/64)" office:value-type="float" office:value="131.465517241379" calcext:value-type="float">
            <text:p>131.465517241379</text:p>
          </table:table-cell>
          <table:table-cell office:value-type="float" office:value="4000" calcext:value-type="float">
            <text:p>4000</text:p>
          </table:table-cell>
          <table:table-cell table:formula="of:=5061/33.9" office:value-type="float" office:value="149.29203539823" calcext:value-type="float">
            <text:p>149.29203539823</text:p>
          </table:table-cell>
          <table:table-cell table:style-name="ce4" office:value-type="float" office:value="5061" calcext:value-type="float">
            <text:p>5061</text:p>
          </table:table-cell>
          <table:table-cell table:formula="of:=(3024/66)+(3024/72)" office:value-type="float" office:value="87.8181818181818" calcext:value-type="float">
            <text:p>87.8181818181818</text:p>
          </table:table-cell>
          <table:table-cell office:value-type="float" office:value="3024" calcext:value-type="float">
            <text:p>3024</text:p>
          </table:table-cell>
          <table:table-cell table:formula="of:=([.E3]/[.D3]*[.E3]+[.G3]/[.F3]*[.G3]+[.C3]/[.B3]*[.C3])/([.G3]+[.E3]+[.C3])" office:value-type="float" office:value="32.8840381167962" calcext:value-type="float">
            <text:p>32.88403811679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(4000/180)" office:value-type="float" office:value="22.2222222222222" calcext:value-type="float">
            <text:p>22.2222222222222</text:p>
          </table:table-cell>
          <table:table-cell office:value-type="float" office:value="4000" calcext:value-type="float">
            <text:p>4000</text:p>
          </table:table-cell>
          <table:table-cell office:value-type="float" office:value="48" calcext:value-type="float">
            <text:p>48</text:p>
          </table:table-cell>
          <table:table-cell table:style-name="ce4" office:value-type="float" office:value="5061" calcext:value-type="float">
            <text:p>5061</text:p>
          </table:table-cell>
          <table:table-cell table:formula="of:=(3024/137)" office:value-type="float" office:value="22.0729927007299" calcext:value-type="float">
            <text:p>22.0729927007299</text:p>
          </table:table-cell>
          <table:table-cell office:value-type="float" office:value="3024" calcext:value-type="float">
            <text:p>3024</text:p>
          </table:table-cell>
          <table:table-cell table:formula="of:=([.E4]/[.D4]*[.E4]+[.G4]/[.F4]*[.G4]+[.C4]/[.B4]*[.C4])/([.G4]+[.E4]+[.C4])" office:value-type="float" office:value="138.01466177079" calcext:value-type="float">
            <text:p>138.01466177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nbow</text:p>
          </table:table-cell>
          <table:table-cell table:formula="of:=(4000/127)" office:value-type="float" office:value="31.496062992126" calcext:value-type="float">
            <text:p>31.496062992126</text:p>
          </table:table-cell>
          <table:table-cell office:value-type="float" office:value="4000" calcext:value-type="float">
            <text:p>4000</text:p>
          </table:table-cell>
          <table:table-cell table:formula="of:=(5061/122.85)" office:value-type="float" office:value="41.1965811965812" calcext:value-type="float">
            <text:p>41.1965811965812</text:p>
          </table:table-cell>
          <table:table-cell table:style-name="ce4" office:value-type="float" office:value="5061" calcext:value-type="float">
            <text:p>5061</text:p>
          </table:table-cell>
          <table:table-cell table:formula="of:=(3024/126)" office:value-type="float" office:value="24" calcext:value-type="float">
            <text:p>24</text:p>
          </table:table-cell>
          <table:table-cell office:value-type="float" office:value="3024" calcext:value-type="float">
            <text:p>3024</text:p>
          </table:table-cell>
          <table:table-cell table:formula="of:=([.E5]/[.D5]*[.E5]+[.G5]/[.F5]*[.G5]+[.C5]/[.B5]*[.C5])/([.G5]+[.E5]+[.C5])" office:value-type="float" office:value="125.01182043856" calcext:value-type="float">
            <text:p>125.011820438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(4000/332)" office:value-type="float" office:value="12.0481927710843" calcext:value-type="float">
            <text:p>12.0481927710843</text:p>
          </table:table-cell>
          <table:table-cell office:value-type="float" office:value="4000" calcext:value-type="float">
            <text:p>4000</text:p>
          </table:table-cell>
          <table:table-cell office:value-type="float" office:value="17" calcext:value-type="float">
            <text:p>17</text:p>
          </table:table-cell>
          <table:table-cell table:style-name="ce4" office:value-type="float" office:value="5061" calcext:value-type="float">
            <text:p>5061</text:p>
          </table:table-cell>
          <table:table-cell table:formula="of:=(3024/275)" office:value-type="float" office:value="10.9963636363636" calcext:value-type="float">
            <text:p>10.9963636363636</text:p>
          </table:table-cell>
          <table:table-cell office:value-type="float" office:value="3024" calcext:value-type="float">
            <text:p>3024</text:p>
          </table:table-cell>
          <table:table-cell table:formula="of:=([.E6]/[.D6]*[.E6]+[.G6]/[.F6]*[.G6]+[.C6]/[.B6]*[.C6])/([.G6]+[.E6]+[.C6])" office:value-type="float" office:value="303.375214777678" calcext:value-type="float">
            <text:p>303.3752147776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</text:p>
          </table:table-cell>
          <table:table-cell table:formula="of:=(4000/120)" office:value-type="float" office:value="33.3333333333333" calcext:value-type="float">
            <text:p>33.3333333333333</text:p>
          </table:table-cell>
          <table:table-cell office:value-type="float" office:value="4000" calcext:value-type="float">
            <text:p>4000</text:p>
          </table:table-cell>
          <table:table-cell table:formula="of:=(5061/132.5)" office:value-type="float" office:value="38.1962264150943" calcext:value-type="float">
            <text:p>38.1962264150943</text:p>
          </table:table-cell>
          <table:table-cell table:style-name="ce4" office:value-type="float" office:value="5061" calcext:value-type="float">
            <text:p>5061</text:p>
          </table:table-cell>
          <table:table-cell table:formula="of:=(3024/116)" office:value-type="float" office:value="26.0689655172414" calcext:value-type="float">
            <text:p>26.0689655172414</text:p>
          </table:table-cell>
          <table:table-cell office:value-type="float" office:value="3024" calcext:value-type="float">
            <text:p>3024</text:p>
          </table:table-cell>
          <table:table-cell table:formula="of:=([.E7]/[.D7]*[.E7]+[.G7]/[.F7]*[.G7]+[.C7]/[.B7]*[.C7])/([.G7]+[.E7]+[.C7])" office:value-type="float" office:value="124.233884981382" calcext:value-type="float">
            <text:p>124.233884981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float" office:value="4000" calcext:value-type="float">
            <text:p>4000</text:p>
          </table:table-cell>
          <table:table-cell table:formula="of:=(5061/8)" office:value-type="float" office:value="632.625" calcext:value-type="float">
            <text:p>632.625</text:p>
          </table:table-cell>
          <table:table-cell table:style-name="ce4" office:value-type="float" office:value="5061" calcext:value-type="float">
            <text:p>5061</text:p>
          </table:table-cell>
          <table:table-cell table:formula="of:=(3024/7.8)" office:value-type="float" office:value="387.692307692308" calcext:value-type="float">
            <text:p>387.692307692308</text:p>
          </table:table-cell>
          <table:table-cell office:value-type="float" office:value="3024" calcext:value-type="float">
            <text:p>3024</text:p>
          </table:table-cell>
          <table:table-cell table:formula="of:=([.E8]/[.D8]*[.E8]+[.G8]/[.F8]*[.G8])/([.G8]+[.E8])" office:value-type="float" office:value="7.9251948051948" calcext:value-type="float">
            <text:p>7.92519480519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max</text:p>
          </table:table-cell>
          <table:table-cell table:formula="of:=(4000/30)" office:value-type="float" office:value="133.333333333333" calcext:value-type="float">
            <text:p>133.333333333333</text:p>
          </table:table-cell>
          <table:table-cell office:value-type="float" office:value="4000" calcext:value-type="float">
            <text:p>4000</text:p>
          </table:table-cell>
          <table:table-cell table:formula="of:=(5061/28.7)" office:value-type="float" office:value="176.341463414634" calcext:value-type="float">
            <text:p>176.341463414634</text:p>
          </table:table-cell>
          <table:table-cell table:style-name="ce4" office:value-type="float" office:value="5061" calcext:value-type="float">
            <text:p>5061</text:p>
          </table:table-cell>
          <table:table-cell table:formula="of:=(3024/28)" office:value-type="float" office:value="108" calcext:value-type="float">
            <text:p>108</text:p>
          </table:table-cell>
          <table:table-cell office:value-type="float" office:value="3024" calcext:value-type="float">
            <text:p>3024</text:p>
          </table:table-cell>
          <table:table-cell table:formula="of:=([.E9]/[.D9]*[.E9]+[.G9]/[.F9]*[.G9]+[.C9]/[.B9]*[.C9])/([.G9]+[.E9]+[.C9])" office:value-type="float" office:value="28.9551261894911" calcext:value-type="float">
            <text:p>28.95512618949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twitter.com/PokeTCGiveaways/status/1459331907980824580/photo/1</text:p>
          </table:table-cell>
          <table:table-cell/>
          <table:table-cell office:value-type="string" calcext:value-type="string">
            <text:p>https://www.dropbox.com/s/42torcyaknr3j40/Fusion%20Strike%20Weighted%20Average%20Value%20-%20Booster%20Pack%20-%20Reddit.xlsx?dl=0</text:p>
          </table:table-cell>
          <table:table-cell table:style-name="Default"/>
          <table:table-cell office:value-type="string" calcext:value-type="string">
            <text:p>https://www.reddit.com/r/PokemonTCG/comments/qnvvvo/fusion_strikes_pull_rate_data_3000_packs/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Evolving Skies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table:style-name="Default" office:value-type="string" calcext:value-type="string">
            <text:p>packs opened 2</text:p>
          </table:table-cell>
          <table:table-cell office:value-type="string" calcext:value-type="string">
            <text:p>pull od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ll art</text:p>
          </table:table-cell>
          <table:table-cell table:formula="of:=(5000/197)+(5000/56)" office:value-type="float" office:value="114.666424945613" calcext:value-type="float">
            <text:p>114.666424945613</text:p>
          </table:table-cell>
          <table:table-cell office:value-type="float" office:value="5000" calcext:value-type="float">
            <text:p>5000</text:p>
          </table:table-cell>
          <table:table-cell office:value-type="float" office:value="318" calcext:value-type="float">
            <text:p>318</text:p>
          </table:table-cell>
          <table:table-cell office:value-type="float" office:value="11664" calcext:value-type="float">
            <text:p>11664</text:p>
          </table:table-cell>
          <table:table-cell table:formula="of:=([.E14]/[.D14]*[.E14]+[.C14]/[.B14]*[.C14])/([.C14]+[.E14])" office:value-type="float" office:value="38.7572271001051" calcext:value-type="float">
            <text:p>38.75722710010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115" calcext:value-type="float">
            <text:p>115</text:p>
          </table:table-cell>
          <table:table-cell office:value-type="float" office:value="11664" calcext:value-type="float">
            <text:p>11664</text:p>
          </table:table-cell>
          <table:table-cell table:formula="of:=([.E15]/[.D15]*[.E15]+[.C15]/[.B15]*[.C15])/([.C15]+[.E15])" office:value-type="float" office:value="95.5973282681751" calcext:value-type="float">
            <text:p>95.59732826817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inbow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108" calcext:value-type="float">
            <text:p>108</text:p>
          </table:table-cell>
          <table:table-cell office:value-type="float" office:value="11664" calcext:value-type="float">
            <text:p>11664</text:p>
          </table:table-cell>
          <table:table-cell table:formula="of:=([.E16]/[.D16]*[.E16]+[.C16]/[.B16]*[.C16])/([.C16]+[.E16])" office:value-type="float" office:value="100.198751800288" calcext:value-type="float">
            <text:p>100.1987518002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5000/283" office:value-type="float" office:value="17.6678445229682" calcext:value-type="float">
            <text:p>17.6678445229682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office:value-type="float" office:value="11664" calcext:value-type="float">
            <text:p>11664</text:p>
          </table:table-cell>
          <table:table-cell table:formula="of:=([.E17]/[.D17]*[.E17]+[.C17]/[.B17]*[.C17])/([.C17]+[.E17])" office:value-type="float" office:value="289.019587133941" calcext:value-type="float">
            <text:p>289.0195871339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99" office:value-type="float" office:value="50.5050505050505" calcext:value-type="float">
            <text:p>50.5050505050505</text:p>
          </table:table-cell>
          <table:table-cell office:value-type="float" office:value="5000" calcext:value-type="float">
            <text:p>5000</text:p>
          </table:table-cell>
          <table:table-cell office:value-type="float" office:value="114" calcext:value-type="float">
            <text:p>114</text:p>
          </table:table-cell>
          <table:table-cell office:value-type="float" office:value="11664" calcext:value-type="float">
            <text:p>11664</text:p>
          </table:table-cell>
          <table:table-cell table:formula="of:=([.E18]/[.D18]*[.E18]+[.C18]/[.B18]*[.C18])/([.C18]+[.E18])" office:value-type="float" office:value="101.320893448215" calcext:value-type="float">
            <text:p>101.3208934482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urces</text:p>
          </table:table-cell>
          <table:table-cell table:style-name="ce2" office:value-type="string" calcext:value-type="string">
            <text:p><text:a xlink:href="https://www.reddit.com/r/PokemonTCG/comments/pf5scn/evolving_skies_pull_rate_data_from_5000_packs/" xlink:type="simple">https://www.reddit.com/r/PokemonTCG/comments/pf5scn/evolving_skies_pull_rate_data_from_5000_packs/</text:a></text:p>
          </table:table-cell>
          <table:table-cell/>
          <table:table-cell table:style-name="ce2" office:value-type="string" calcext:value-type="string">
            <text:p><text:a xlink:href="https://www.reddit.com/r/PokemonTCG/comments/paitho/evolving_skies_pull_data_from_10000_packs_opened/" xlink:type="simple">https://www.reddit.com/r/PokemonTCG/comments/paitho/evolving_skies_pull_data_from_10000_packs_opened/</text:a>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hilling reig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table:style-name="Default" office:value-type="string" calcext:value-type="string">
            <text:p>packs opened 2</text:p>
          </table:table-cell>
          <table:table-cell office:value-type="string" calcext:value-type="string">
            <text:p>pull od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ll art</text:p>
          </table:table-cell>
          <table:table-cell table:formula="of:=(5000/49)+(5000/78)" office:value-type="float" office:value="166.143380429095" calcext:value-type="float">
            <text:p>166.143380429095</text:p>
          </table:table-cell>
          <table:table-cell office:value-type="float" office:value="5000" calcext:value-type="float">
            <text:p>5000</text:p>
          </table:table-cell>
          <table:table-cell office:value-type="float" office:value="558" calcext:value-type="float">
            <text:p>558</text:p>
          </table:table-cell>
          <table:table-cell table:style-name="ce2" office:value-type="float" office:value="18082" calcext:value-type="float">
            <text:p>18082</text:p>
          </table:table-cell>
          <table:table-cell table:formula="of:=([.E23]/[.D23]*[.E23]+[.C23]/[.B23]*[.C23])/([.C23]+[.E23])" office:value-type="float" office:value="31.9045132568695" calcext:value-type="float">
            <text:p>31.90451325686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5000/147" office:value-type="float" office:value="34.0136054421769" calcext:value-type="float">
            <text:p>34.0136054421769</text:p>
          </table:table-cell>
          <table:table-cell office:value-type="float" office:value="5000" calcext:value-type="float">
            <text:p>5000</text:p>
          </table:table-cell>
          <table:table-cell office:value-type="float" office:value="137" calcext:value-type="float">
            <text:p>137</text:p>
          </table:table-cell>
          <table:table-cell table:style-name="ce2" office:value-type="float" office:value="18082" calcext:value-type="float">
            <text:p>18082</text:p>
          </table:table-cell>
          <table:table-cell table:formula="of:=([.E24]/[.D24]*[.E24]+[.C24]/[.B24]*[.C24])/([.C24]+[.E24])" office:value-type="float" office:value="135.23784893844" calcext:value-type="float">
            <text:p>135.237848938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inbow</text:p>
          </table:table-cell>
          <table:table-cell table:formula="of:=5000/122" office:value-type="float" office:value="40.9836065573771" calcext:value-type="float">
            <text:p>40.9836065573771</text:p>
          </table:table-cell>
          <table:table-cell office:value-type="float" office:value="5000" calcext:value-type="float">
            <text:p>5000</text:p>
          </table:table-cell>
          <table:table-cell office:value-type="float" office:value="197" calcext:value-type="float">
            <text:p>197</text:p>
          </table:table-cell>
          <table:table-cell table:style-name="ce2" office:value-type="float" office:value="18082" calcext:value-type="float">
            <text:p>18082</text:p>
          </table:table-cell>
          <table:table-cell table:formula="of:=([.E25]/[.D25]*[.E25]+[.C25]/[.B25]*[.C25])/([.C25]+[.E25])" office:value-type="float" office:value="98.3315550781874" calcext:value-type="float">
            <text:p>98.33155507818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5000/454" office:value-type="float" office:value="11.0132158590308" calcext:value-type="float">
            <text:p>11.0132158590308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2" office:value-type="float" office:value="18082" calcext:value-type="float">
            <text:p>18082</text:p>
          </table:table-cell>
          <table:table-cell table:formula="of:=([.E26]/[.D26]*[.E26]+[.C26]/[.B26]*[.C26])/([.C26]+[.E26])" office:value-type="float" office:value="604.241282632107" calcext:value-type="float">
            <text:p>604.2412826321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100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18082" calcext:value-type="float">
            <text:p>18082</text:p>
          </table:table-cell>
          <table:table-cell table:formula="of:=([.E27]/[.D27]*[.E27]+[.C27]/[.B27]*[.C27])/([.C27]+[.E27])" office:value-type="float" office:value="107.510961972205" calcext:value-type="float">
            <text:p>107.5109619722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www.reddit.com/r/PokemonTCG/comments/o2nhez/chilling_reign_pull_rate_data_from_5000_packs/</text:p>
          </table:table-cell>
          <table:table-cell/>
          <table:table-cell office:value-type="string" calcext:value-type="string">
            <text:p>https://docs.google.com/spreadsheets/d/10ydahAutE0aFxKT3iGCM99gwp01Q5zsw3zhA7Fih-Zc/edit#gid=1438122875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9">00/00/0000</text:date>, <text:time style:data-style-name="N2" text:time-value="16:23:55.0029049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5:12:58.379199434</meta:creation-date>
    <dc:date>2021-11-19T23:40:48.580592935</dc:date>
    <meta:editing-duration>P2DT3H48M19S</meta:editing-duration>
    <meta:editing-cycles>7</meta:editing-cycles>
    <meta:generator>LibreOffice/7.2.2.2$Linux_X86_64 LibreOffice_project/20$Build-2</meta:generator>
    <meta:document-statistic meta:table-count="1" meta:cell-count="148" meta:object-count="0"/>
  </office:meta>
</office:document-meta>
</file>